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 style:list-style-name="L1">
      <style:paragraph-properties fo:margin-left="0in" fo:margin-right="0in" fo:orphans="2" fo:widows="2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Standard" style:list-style-name="L2">
      <style:paragraph-properties fo:margin-left="0in" fo:margin-right="0in" fo:orphans="2" fo:widows="2" fo:text-indent="0in" style:auto-text-indent="false"/>
      <style:text-properties style:font-name="Times New Roman" fo:font-size="11pt" style:font-size-asian="11pt" style:font-size-complex="11pt"/>
    </style:style>
    <style:style style:name="P5" style:family="paragraph" style:parent-style-name="Standard" style:list-style-name="L3">
      <style:paragraph-properties fo:margin-left="0in" fo:margin-right="0in" fo:orphans="2" fo:widows="2" fo:text-indent="0in" style:auto-text-indent="false"/>
      <style:text-properties style:font-name="Times New Roman" fo:font-size="11pt" style:font-size-asian="11pt" style:font-size-complex="11pt"/>
    </style:style>
    <style:style style:name="P6" style:family="paragraph" style:parent-style-name="Standard" style:list-style-name="L4">
      <style:paragraph-properties fo:margin-left="0in" fo:margin-right="0in" fo:orphans="2" fo:widows="2" fo:text-indent="0in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Verdana" fo:font-size="9.75pt" fo:letter-spacing="normal" fo:font-style="normal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9.75pt" fo:letter-spacing="normal" fo:font-style="normal" style:text-underline-style="none"/>
    </style:style>
    <style:style style:name="T4" style:family="text">
      <style:text-properties fo:font-variant="normal" fo:text-transform="none" fo:color="#000000" style:font-name="Verdana" fo:font-size="9.75pt" fo:letter-spacing="normal" fo:font-style="normal" style:text-underline-style="none" fo:font-weight="normal"/>
    </style:style>
    <style:style style:name="T5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000000" style:font-name="Verdana" fo:font-size="9.75pt" fo:letter-spacing="normal" fo:font-weight="normal"/>
    </style:style>
    <style:style style:name="T7" style:family="text">
      <style:text-properties fo:font-variant="normal" fo:text-transform="none" fo:color="#000000" style:font-name="Verdana" fo:font-size="9.75pt" fo:letter-spacing="normal" style:text-underline-style="none" fo:font-weight="normal"/>
    </style:style>
    <style:style style:name="T8" style:family="text">
      <style:text-properties fo:font-variant="normal" fo:text-transform="none" fo:color="#000000" fo:font-size="9.75pt" fo:letter-spacing="normal" fo:font-style="normal"/>
    </style:style>
    <style:style style:name="T9" style:family="text">
      <style:text-properties fo:font-variant="normal" fo:text-transform="none" fo:color="#000000" fo:font-size="9.75pt" fo:letter-spacing="normal" fo:font-style="normal" fo:font-weight="normal"/>
    </style:style>
    <style:style style:name="T10" style:family="text">
      <style:text-properties fo:font-variant="normal" fo:text-transform="none" fo:color="#000000" fo:font-size="9.75pt" fo:letter-spacing="normal" fo:font-style="normal" style:text-underline-style="none"/>
    </style:style>
    <style:style style:name="T11" style:family="text">
      <style:text-properties fo:font-variant="normal" fo:text-transform="none" fo:color="#000000" fo:font-size="9.75pt" fo:letter-spacing="normal" fo:font-style="normal" style:text-underline-style="none" fo:font-weight="normal"/>
    </style:style>
    <style:style style:name="T12" style:family="text">
      <style:text-properties fo:font-variant="normal" fo:text-transform="none" fo:color="#000000" fo:font-size="9.7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000000" fo:font-size="9.75pt" fo:letter-spacing="normal" fo:font-weight="normal"/>
    </style:style>
    <style:style style:name="T14" style:family="text">
      <style:text-properties fo:font-variant="normal" fo:text-transform="none" fo:color="#000000" fo:font-size="9.75pt" fo:letter-spacing="normal" style:text-underline-style="none" fo:font-weight="normal"/>
    </style:style>
    <style:style style:name="T15" style:family="text">
      <style:text-properties fo:font-variant="normal" fo:text-transform="none" fo:color="#000000" style:font-name="Times New Roman" fo:font-size="9.75pt" fo:letter-spacing="normal" fo:font-style="normal"/>
    </style:style>
    <style:style style:name="T16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17" style:family="text">
      <style:text-properties fo:font-variant="normal" fo:text-transform="none" fo:color="#000000" style:font-name="Times New Roman" fo:font-size="9.75pt" fo:letter-spacing="normal" fo:font-style="normal" style:text-underline-style="none"/>
    </style:style>
    <style:style style:name="T18" style:family="text">
      <style:text-properties fo:font-variant="normal" fo:text-transform="none" fo:color="#000000" style:font-name="Times New Roman" fo:font-size="9.75pt" fo:letter-spacing="normal" fo:font-style="normal" style:text-underline-style="none" fo:font-weight="normal"/>
    </style:style>
    <style:style style:name="T19" style:family="text">
      <style:text-properties fo:font-variant="normal" fo:text-transform="none" fo:color="#000000" style:font-name="Times New Roman" fo:font-size="9.75pt" fo:letter-spacing="normal" fo:font-weight="normal"/>
    </style:style>
    <style:style style:name="T20" style:family="text">
      <style:text-properties fo:font-variant="normal" fo:text-transform="none" fo:color="#000000" style:font-name="Times New Roman" fo:font-size="9.75pt" fo:letter-spacing="normal" style:text-underline-style="none" fo:font-weight="normal"/>
    </style:style>
    <style:style style:name="T21" style:family="text">
      <style:text-properties fo:font-variant="normal" fo:text-transform="none" fo:color="#000000" style:font-name="Times New Roman" fo:letter-spacing="normal" fo:font-style="normal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" fo:letter-spacing="normal" fo:font-style="normal" style:text-underline-style="none"/>
    </style:style>
    <style:style style:name="T24" style:family="text">
      <style:text-properties fo:font-variant="normal" fo:text-transform="none" fo:color="#000000" style:font-name="Times New Roman" fo:letter-spacing="normal" fo:font-style="normal" style:text-underline-style="none" fo:font-weight="normal"/>
    </style:style>
    <style:style style:name="T25" style:family="text">
      <style:text-properties fo:font-variant="normal" fo:text-transform="none" fo:color="#000000" style:font-name="Times New Roman" fo:letter-spacing="normal" fo:font-weight="normal"/>
    </style:style>
    <style:style style:name="T26" style:family="text">
      <style:text-properties fo:font-variant="normal" fo:text-transform="none" fo:color="#000000" style:font-name="Times New Roman" fo:letter-spacing="normal" style:text-underline-style="none" fo:font-weight="normal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style:text-underline-style="none" style:font-size-asian="12pt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T31" style:family="text">
      <style:text-properties fo:font-variant="normal" fo:text-transform="none" fo:color="#000000" style:font-name="Times New Roman" fo:font-size="12pt" fo:letter-spacing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Times New Roman" fo:font-size="12pt" fo:letter-spacing="normal" style:text-underline-style="none" fo:font-weight="normal" style:font-size-asian="12pt" style:font-size-complex="12pt"/>
    </style:style>
    <style:style style:name="T33" style:family="text">
      <style:text-properties fo:font-variant="normal" fo:text-transform="none" fo:color="#000000" style:font-name="Times New Roman" fo:font-size="11pt" fo:letter-spacing="normal" fo:font-style="normal" style:font-size-asian="11pt" style:font-size-complex="11pt"/>
    </style:style>
    <style:style style:name="T34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35" style:family="text">
      <style:text-properties fo:font-variant="normal" fo:text-transform="none" fo:color="#000000" style:font-name="Times New Roman" fo:font-size="11pt" fo:letter-spacing="normal" fo:font-style="normal" style:text-underline-style="none" style:font-size-asian="11pt" style:font-size-complex="11pt"/>
    </style:style>
    <style:style style:name="T3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size-asian="11pt" style:font-size-complex="11pt"/>
    </style:style>
    <style:style style:name="T37" style:family="text">
      <style:text-properties fo:font-variant="normal" fo:text-transform="none" fo:color="#000000" style:font-name="Times New Roman" fo:font-size="11pt" fo:letter-spacing="normal" fo:font-weight="normal" style:font-size-asian="11pt" style:font-size-complex="11pt"/>
    </style:style>
    <style:style style:name="T38" style:family="text">
      <style:text-properties fo:font-variant="normal" fo:text-transform="none" fo:color="#000000" style:font-name="Times New Roman" fo:font-size="11pt" fo:letter-spacing="normal" style:text-underline-style="none" fo:font-weight="normal" style:font-size-asian="11pt" style:font-size-complex="11pt"/>
    </style:style>
    <style:style style:name="T39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4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none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style:text-underline-style="none"/>
    </style:style>
    <style:style style:name="T45" style:family="text">
      <style:text-properties style:font-name="Times New Roman" fo:font-size="12pt" style:font-size-asian="12pt" style:font-size-complex="12pt"/>
    </style:style>
    <style:style style:name="T46" style:family="text">
      <style:text-properties style:font-name="Times New Roman" fo:font-size="12pt" style:text-underline-style="none" style:font-size-asian="12pt" style:font-size-complex="12pt"/>
    </style:style>
    <style:style style:name="T47" style:family="text">
      <style:text-properties style:font-name="Times New Roman" fo:font-size="11pt" style:font-size-asian="11pt" style:font-size-complex="11pt"/>
    </style:style>
    <style:style style:name="T48" style:family="text">
      <style:text-properties style:font-name="Times New Roman" fo:font-size="11pt" style:text-underline-style="none" style:font-size-asian="11pt" style:font-size-complex="11pt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33">Eddie Gurnee</text:span></text:span></text:p>
      <text:p text:style-name="P7"><text:span text:style-name="Strong_20_Emphasis"><text:span text:style-name="T33">COSC 101</text:span></text:span></text:p>
      <text:p text:style-name="P1"><text:span text:style-name="Strong_20_Emphasis"><text:span text:style-name="T33">Lesson 1A</text:span></text:span><text:span text:style-name="T47"><text:line-break/></text:span><text:span text:style-name="Emphasis"><text:span text:style-name="T37">Key Term Quiz</text:span></text:span><text:span text:style-name="T34">: 2, 6, 7, 10</text:span><text:span text:style-name="T47"><text:line-break/></text:span><text:span text:style-name="Emphasis"><text:span text:style-name="T37">Multiple choice</text:span></text:span><text:span text:style-name="T34">: 1, 7, 9, 10</text:span><text:span text:style-name="T47"><text:line-break/></text:span><text:span text:style-name="Emphasis"><text:span text:style-name="T37">Review Questions</text:span></text:span><text:span text:style-name="T34">: 2, 7</text:span><text:span text:style-name="T47"><text:line-break/></text:span></text:p>
      <text:p text:style-name="P2">Key Term Quiz:</text:p>
      <text:list xml:id="list39516432" text:style-name="L1">
        <text:list-item>
          <text:p text:style-name="P3">A(n) <text:span text:style-name="T41">workstation</text:span><text:span text:style-name="T42"> is</text:span> a specialized, single-user computer that typically has more power than a standard PC.</text:p>
          <text:p text:style-name="P3">6)<text:tab/>A(n) <text:span text:style-name="T41">network server</text:span><text:span text:style-name="T42"> is</text:span> usually a powerful personal computer that functions as the primary computer in a network.</text:p>
          <text:p text:style-name="P3">7)<text:tab/>In a traditional mainframe environment, each user accesses the mainframe through a device called a(n) <text:span text:style-name="T41">terminal</text:span><text:span text:style-name="T42">.</text:span></text:p>
          <text:p text:style-name="P3"><text:span text:style-name="T42">10)<text:tab/></text:span><text:span text:style-name="T41">Supercomputers</text:span><text:span text:style-name="T42"> are the most powerful computers made.</text:span></text:p>
        </text:list-item>
      </text:list>
      <text:p text:style-name="P2"><text:span text:style-name="T42"/></text:p>
      <text:p text:style-name="P2"><text:span text:style-name="T42">Multiple Choice:</text:span></text:p>
      <text:list xml:id="list39651256" text:style-name="L2">
        <text:list-item>
          <text:p text:style-name="P4"><text:span text:style-name="T42">A computer converts data into this: a) </text:span><text:span text:style-name="T41">information</text:span><text:span text:style-name="T42">.</text:span></text:p>
          <text:p text:style-name="P4"><text:span text:style-name="T42">7)<text:tab/>Some notebook systems can be plugged into one of these devices, which give the computer additional features. d) </text:span><text:span text:style-name="T41">docking station</text:span><text:span text:style-name="T42">.</text:span></text:p>
          <text:p text:style-name="P4"><text:span text:style-name="T42">9)<text:tab/>Network servers are sometimes set up in groups, which may be called c) </text:span><text:span text:style-name="T41">clusters</text:span><text:span text:style-name="T42"> or server farms. </text:span></text:p>
          <text:p text:style-name="P4"><text:span text:style-name="T42">10)<text:tab/>A(n) d) </text:span><text:span text:style-name="T41">intelligent</text:span><text:span text:style-name="T42"> terminal can perform some processing operations.</text:span></text:p>
        </text:list-item>
      </text:list>
      <text:p text:style-name="P2"><text:span text:style-name="T42"/></text:p>
      <text:p text:style-name="P2"><text:span text:style-name="T42">Review Questions:</text:span></text:p>
      <text:list xml:id="list40281631" text:style-name="L3">
        <text:list-item>
          <text:p text:style-name="P5"><text:span text:style-name="T42">Computers can be analog or digital. There are also different levels of computers, from lowest processing speed to the extreme power of supercomputers.</text:span></text:p>
          <text:p text:style-name="P5"><text:span text:style-name="T42">7)<text:tab/>Mainframe computers can only do a small amount of tasks so that there is more memory and processing speed available for those tasks.</text:span></text:p>
        </text:list-item>
      </text:list>
      <text:p text:style-name="P1"><text:span text:style-name="T48"><text:line-break/></text:span><text:span text:style-name="Strong_20_Emphasis"><text:span text:style-name="T35">Lesson 1B</text:span></text:span><text:span text:style-name="T48"><text:line-break/></text:span><text:span text:style-name="Emphasis"><text:span text:style-name="T38">Key Term Quiz</text:span></text:span><text:span text:style-name="T36">: 2, 4, 6, 8</text:span><text:span text:style-name="T48"><text:line-break/></text:span><text:span text:style-name="Emphasis"><text:span text:style-name="T38">Multiple choice</text:span></text:span><text:span text:style-name="T36">: 1, 3, 4, 9</text:span><text:span text:style-name="T48"><text:line-break/></text:span><text:span text:style-name="Emphasis"><text:span text:style-name="T38">Review Questions</text:span></text:span><text:span text:style-name="T36">: 1, 8</text:span></text:p>
      <text:p text:style-name="P2"><text:span text:style-name="T39"/></text:p>
      <text:p text:style-name="P2"><text:span text:style-name="T39">Key Term Quiz:</text:span></text:p>
      <text:p text:style-name="P2"><text:span text:style-name="T39">2)<text:tab/>A(n) </text:span><text:span text:style-name="T40">file</text:span><text:span text:style-name="T39"> is a set of data or program instructions that has been given a name.</text:span></text:p>
      <text:p text:style-name="P2"><text:span text:style-name="T39">4)<text:tab/>Electronic instructions that tell the computer’s hardware what to do are known as </text:span><text:span text:style-name="T40">software</text:span><text:span text:style-name="T39">.</text:span></text:p>
      <text:p text:style-name="P2"><text:span text:style-name="T39">6)<text:tab/>Data and program instructions are temporarily held in </text:span><text:span text:style-name="T40">random access memory (RAM)</text:span><text:span text:style-name="T39"> while </text:span></text:p>
      <text:p text:style-name="P2"><text:span text:style-name="T39">the processor is using them.</text:span></text:p>
      <text:list xml:id="list40335920" text:style-name="L4">
        <text:list-item>
          <text:p text:style-name="P6"><text:span text:style-name="T39">One </text:span><text:span text:style-name="T40">megabyte (MB)</text:span><text:span text:style-name="T39"> is roughly equivalent to one million bytes of data.</text:span></text:p>
          <text:p text:style-name="P6"><text:span text:style-name="T39"/></text:p>
        </text:list-item>
      </text:list>
      <text:p text:style-name="P2"><text:span text:style-name="T39">Multiple Choice:</text:span></text:p>
      <text:p text:style-name="P2"><text:span text:style-name="T39">1)<text:tab/>Which of the following devices stores instructions that help the computer start up? b) </text:span><text:span text:style-name="T40">ROM</text:span></text:p>
      <text:p text:style-name="P2"><text:span text:style-name="T39">3)<text:tab/>Which type of software would you use to make the computer perform a specific task, such as writing a letter or drawing a picture? a) </text:span><text:span text:style-name="T40">application software</text:span></text:p>
      <text:p text:style-name="P2"><text:span text:style-name="T39">4)<text:tab/>Which of the following units represents the largest amount of data? b) </text:span><text:span text:style-name="T40">terabyte (TB)</text:span></text:p>
      <text:p text:style-name="P2"><text:span text:style-name="T39">9)<text:tab/>Which type of disk can store up to 17 gigabytes of data? d) </text:span><text:span text:style-name="T40">digital video disk</text:span></text:p>
      <text:p text:style-name="P2"><text:span text:style-name="T39"/></text:p>
      <text:p text:style-name="P2"><text:span text:style-name="T39">Review Questions:</text:span></text:p>
      <text:p text:style-name="P2"><text:span text:style-name="T39">1) <text:tab/>The four main parts of a computer are software, hardware, user, and data.</text:span></text:p>
      <text:p text:style-name="P2"><text:span text:style-name="T39">8) <text:tab/>Data in what is fed into the computer from the user, information is what is returned to the user from the compu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die Gurnee</meta:initial-creator>
    <meta:creation-date>2013-01-14T19:34:18.97</meta:creation-date>
    <dc:date>2013-01-14T20:26:46.71</dc:date>
    <dc:creator>Eddie Gurnee</dc:creator>
    <meta:editing-duration>PT4M48S</meta:editing-duration>
    <meta:editing-cycles>2</meta:editing-cycles>
    <meta:generator>LibreOffice/3.3$Win32 LibreOffice_project/330m19$Build-202</meta:generator>
    <meta:document-statistic meta:table-count="0" meta:image-count="0" meta:object-count="0" meta:page-count="1" meta:paragraph-count="31" meta:word-count="400" meta:character-count="2302"/>
  </office:meta>
</office:document-meta>
</file>